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3.974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26.723cm" table:align="left"/>
    </style:style>
    <style:style style:name="Table1.A" style:family="table-column">
      <style:table-column-properties style:column-width="6.253cm"/>
    </style:style>
    <style:style style:name="Table1.B" style:family="table-column">
      <style:table-column-properties style:column-width="2.018cm"/>
    </style:style>
    <style:style style:name="Table1.C" style:family="table-column">
      <style:table-column-properties style:column-width="2.962cm"/>
    </style:style>
    <style:style style:name="Table1.D" style:family="table-column">
      <style:table-column-properties style:column-width="3.865cm"/>
    </style:style>
    <style:style style:name="Table1.E" style:family="table-column">
      <style:table-column-properties style:column-width="4.145cm"/>
    </style:style>
    <style:style style:name="Table1.F" style:family="table-column">
      <style:table-column-properties style:column-width="2.969cm"/>
    </style:style>
    <style:style style:name="Table1.G" style:family="table-column">
      <style:table-column-properties style:column-width="1.879cm"/>
    </style:style>
    <style:style style:name="Table1.H" style:family="table-column">
      <style:table-column-properties style:column-width="2.63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962cm"/>
    </style:style>
    <style:style style:name="Table2.D" style:family="table-column">
      <style:table-column-properties style:column-width="3.865cm"/>
    </style:style>
    <style:style style:name="Table2.E" style:family="table-column">
      <style:table-column-properties style:column-width="4.145cm"/>
    </style:style>
    <style:style style:name="Table2.F" style:family="table-column">
      <style:table-column-properties style:column-width="2.969cm"/>
    </style:style>
    <style:style style:name="Table2.G" style:family="table-column">
      <style:table-column-properties style:column-width="1.879cm"/>
    </style:style>
    <style:style style:name="Table2.H" style:family="table-column">
      <style:table-column-properties style:column-width="2.6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Arial"/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fo:color="#000000" style:font-name="Arial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P5" style:family="paragraph" style:parent-style-name="Table_20_Contents"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Heading">
      <style:text-properties style:font-name="Arial"/>
    </style:style>
    <style:style style:name="P18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19" style:family="paragraph" style:parent-style-name="Table_20_Heading">
      <style:text-properties style:font-name="Arial" style:text-rotation-angle="0" style:text-rotation-scale="line-height" style:text-scale="86%"/>
    </style:style>
    <style:style style:name="P20" style:family="paragraph" style:parent-style-name="Standard"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/>
        <table:table-row>
          <table:table-cell table:style-name="TagChainProperties.A1" office:value-type="string">
            <text:p text:style-name="P17"/>
          </table:table-cell>
          <table:table-cell table:style-name="TagChainProperties.A1" office:value-type="string">
            <text:p text:style-name="P18">String</text:p>
            <text:p text:style-name="P19">authUser </text:p>
          </table:table-cell>
          <table:table-cell table:style-name="TagChainProperties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gChainProperties.A1" office:value-type="string">
            <text:p text:style-name="P18">String</text:p>
            <text:p text:style-name="P19">groupingName</text:p>
          </table:table-cell>
          <table:table-cell table:style-name="TagChainProperties.A1" office:value-type="string">
            <text:p text:style-name="P18">String</text:p>
            <text:p text:style-name="P19">regex</text:p>
          </table:table-cell>
          <table:table-cell table:style-name="TagChainProperties.F1" office:value-type="string">
            <text:p text:style-name="P18">String</text:p>
            <text:p text:style-name="P19">tagName</text:p>
          </table:table-cell>
        </table:table-row>
        <table:table-row>
          <table:table-cell table:style-name="TagChainProperties.A2" office:value-type="string">
            <text:p text:style-name="P6">GetAllTag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11">all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Expression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A2" office:value-type="string">
            <text:p text:style-name="P7">pres</text:p>
          </table:table-cell>
          <table:table-cell table:style-name="TagChainProperties.F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Group</text:p>
          </table:table-cell>
          <table:table-cell table:style-name="TagChainProperties.A2" office:value-type="string">
            <text:p text:style-name="P7">pres</text:p>
          </table:table-cell>
          <table:table-cell table:style-name="TagChainProperties.A2" office:value-type="string">
            <text:p text:style-name="P12">group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ByUser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11">user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</table:table-row>
        <table:table-row>
          <table:table-cell table:style-name="TagChainProperties.A2" office:value-type="string">
            <text:p text:style-name="P6">GetTagsViewable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11">viewable</text:p>
          </table:table-cell>
          <table:table-cell table:style-name="TagChainProperties.A2" office:value-type="string">
            <text:p text:style-name="P10">pres</text:p>
          </table:table-cell>
          <table:table-cell table:style-name="TagChainProperties.A2" office:value-type="string">
            <text:p text:style-name="P7">ø</text:p>
          </table:table-cell>
          <table:table-cell table:style-name="TagChainProperties.F2" office:value-type="string">
            <text:p text:style-name="P7">ø</text:p>
          </table:table-cell>
        </table:table-row>
      </table:table>
      <text:p text:style-name="P1"/>
      <text:p text:style-name="P8">ø = wird nicht geprüft</text:p>
      <text:p text:style-name="P1"/>
      <text:p text:style-name="P1"/>
      <text:p text:style-name="P1">pres = present, i.e. not null or empty (string, list, ...)</text:p>
      <text:p text:style-name="P1">not_pres = not present</text:p>
      <text:p text:style-name="P1"/>
      <text:p text:style-name="P1"/>
      <text:p text:style-name="P1"/>
      <text:p text:style-name="P1"/>
      <text:h text:style-name="P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String</text:p>
            <text:p text:style-name="P19">UserName</text:p>
          </table:table-cell>
          <table:table-cell table:style-name="Table1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ble1.A1" office:value-type="string">
            <text:p text:style-name="P18">String</text:p>
            <text:p text:style-name="P19">RequestedUserName</text:p>
          </table:table-cell>
          <table:table-cell table:style-name="Table1.A1" office:value-type="string">
            <text:p text:style-name="P19"><text:span text:style-name="T1">String</text:span> </text:p>
            <text:p text:style-name="P19">RequestedGroupName</text:p>
          </table:table-cell>
          <table:table-cell table:style-name="Table1.A1" office:value-type="string">
            <text:p text:style-name="P19"><text:span text:style-name="T1">List&lt;TagIndex&gt;</text:span> </text:p>
            <text:p text:style-name="P19">tagIndex</text:p>
          </table:table-cell>
          <table:table-cell table:style-name="Table1.G1" office:value-type="string">
            <text:p text:style-name="P18">String</text:p>
            <text:p text:style-name="P19">Hash</text:p>
          </table:table-cell>
          <table:table-cell table:style-name="Table1.H1" office:value-type="string">
            <text:p text:style-name="P19"><text:span text:style-name="T1">enum</text:span> </text:p>
            <text:p text:style-name="P19">Order</text:p>
          </table:table-cell>
        </table:table-row>
        <table:table-row>
          <table:table-cell table:style-name="Table1.A2" office:value-type="string">
            <text:p text:style-name="P16">GetBibtexByConceptForUser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4">user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A2" office:value-type="string">
            <text:p text:style-name="P16">GetBibtexByFriends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4">friend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Hash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5">all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HashForUser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5">user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A2" office:value-type="string">
            <text:p text:style-name="P13">not_pres</text:p>
          </table:table-cell>
          <table:table-cell table:style-name="Table1.G2" office:value-type="string">
            <text:p text:style-name="P13">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A2" office:value-type="string">
            <text:p text:style-name="P16">GetBibtexByTagNames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4">all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ø</text:p>
          </table:table-cell>
          <table:table-cell table:style-name="Table1.A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Standard">GetBibtexByTagNamesAnd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ForGroup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group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ForGroupAndTag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4">group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ForHomePage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all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For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  <table:table-row>
          <table:table-cell table:style-name="Table1.G2" office:value-type="string">
            <text:p text:style-name="P4">GetBibtexOfFriendsByTag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friend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OfFriendsByUser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friend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ot_pres</text:p>
          </table:table-cell>
        </table:table-row>
        <table:table-row>
          <table:table-cell table:style-name="Table1.G2" office:value-type="string">
            <text:p text:style-name="P4">GetBibtexPopular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4">all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popular</text:span>)</text:p>
          </table:table-cell>
        </table:table-row>
        <table:table-row>
          <table:table-cell table:style-name="Table1.G2" office:value-type="string">
            <text:p text:style-name="P5">GetBibtexViewable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4">viewable</text:p>
          </table:table-cell>
          <table:table-cell table:style-name="Table1.G2" office:value-type="string">
            <text:p text:style-name="P13">ø</text:p>
          </table:table-cell>
          <table:table-cell table:style-name="Table1.G2" office:value-type="string">
            <text:p text:style-name="P13">pres</text:p>
          </table:table-cell>
          <table:table-cell table:style-name="Table1.G2" office:value-type="string">
            <text:p text:style-name="P13">not_pres</text:p>
          </table:table-cell>
          <table:table-cell table:style-name="Table1.G2" office:value-type="string">
            <text:p text:style-name="P13">not_pres</text:p>
          </table:table-cell>
          <table:table-cell table:style-name="Table1.H2" office:value-type="string">
            <text:p text:style-name="P13">neq(<text:span text:style-name="T1">added</text:span>)</text:p>
          </table:table-cell>
        </table:table-row>
      </table:table>
      <text:p text:style-name="P1"/>
      <text:p text:style-name="P1">neq<text:span text:style-name="T4">(</text:span><text:span text:style-name="T5">value</text:span><text:span text:style-name="T4">)</text:span> = null_or_equal(<text:span text:style-name="T1">value</text:span>)</text:p>
      <text:p text:style-name="P1"/>
      <text:h text:style-name="P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String</text:p>
            <text:p text:style-name="P19">UserName</text:p>
          </table:table-cell>
          <table:table-cell table:style-name="Table2.A1" office:value-type="string">
            <text:p text:style-name="P19"><text:span text:style-name="T1">GroupingEntity</text:span> </text:p>
            <text:p text:style-name="P19">grouping</text:p>
          </table:table-cell>
          <table:table-cell table:style-name="Table2.A1" office:value-type="string">
            <text:p text:style-name="P18">String</text:p>
            <text:p text:style-name="P19">RequestedUserName</text:p>
          </table:table-cell>
          <table:table-cell table:style-name="Table2.A1" office:value-type="string">
            <text:p text:style-name="P19"><text:span text:style-name="T1">String</text:span> </text:p>
            <text:p text:style-name="P19">RequestedGroupName</text:p>
          </table:table-cell>
          <table:table-cell table:style-name="Table2.A1" office:value-type="string">
            <text:p text:style-name="P19"><text:span text:style-name="T1">List&lt;TagIndex&gt;</text:span> </text:p>
            <text:p text:style-name="P19">tagIndex</text:p>
          </table:table-cell>
          <table:table-cell table:style-name="Table2.G1" office:value-type="string">
            <text:p text:style-name="P18">String</text:p>
            <text:p text:style-name="P19">Hash</text:p>
          </table:table-cell>
          <table:table-cell table:style-name="Table2.H1" office:value-type="string">
            <text:p text:style-name="P19"><text:span text:style-name="T1">enum</text:span> </text:p>
            <text:p text:style-name="P19">Order</text:p>
          </table:table-cell>
        </table:table-row>
        <table:table-row>
          <table:table-cell table:style-name="Table2.A2" office:value-type="string">
            <text:p text:style-name="P16">GetBookmarksByConceptForUser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4">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A2" office:value-type="string">
            <text:p text:style-name="P16">GetBookmarksByFriends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4">friend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Hash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5">all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HashFor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5">user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A2" office:value-type="string">
            <text:p text:style-name="P13">not_pres</text:p>
          </table:table-cell>
          <table:table-cell table:style-name="Table2.G2" office:value-type="string">
            <text:p text:style-name="P13">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A2" office:value-type="string">
            <text:p text:style-name="P16">GetBookmarksByTagNames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4">all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ø</text:p>
          </table:table-cell>
          <table:table-cell table:style-name="Table2.A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Standard">GetBookmarksByTagNamesAnd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ForGroup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group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ForGroupAndTag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4">group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ForHomePage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all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For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  <table:table-row>
          <table:table-cell table:style-name="Table2.G2" office:value-type="string">
            <text:p text:style-name="P4">GetBookmarksOfFriendsByTag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friend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OfFriendsByUser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friend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ot_pres</text:p>
          </table:table-cell>
        </table:table-row>
        <table:table-row>
          <table:table-cell table:style-name="Table2.G2" office:value-type="string">
            <text:p text:style-name="P4">GetBookmarksPopular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4">all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popular</text:span>)</text:p>
          </table:table-cell>
        </table:table-row>
        <table:table-row>
          <table:table-cell table:style-name="Table2.G2" office:value-type="string">
            <text:p text:style-name="P5">GetBookmarksViewable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4">viewable</text:p>
          </table:table-cell>
          <table:table-cell table:style-name="Table2.G2" office:value-type="string">
            <text:p text:style-name="P13">ø</text:p>
          </table:table-cell>
          <table:table-cell table:style-name="Table2.G2" office:value-type="string">
            <text:p text:style-name="P13">pres</text:p>
          </table:table-cell>
          <table:table-cell table:style-name="Table2.G2" office:value-type="string">
            <text:p text:style-name="P13">not_pres</text:p>
          </table:table-cell>
          <table:table-cell table:style-name="Table2.G2" office:value-type="string">
            <text:p text:style-name="P13">not_pres</text:p>
          </table:table-cell>
          <table:table-cell table:style-name="Table2.H2" office:value-type="string">
            <text:p text:style-name="P13">neq(<text:span text:style-name="T1">added</text:span>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9T15:30:26</meta:creation-date>
    <dc:date>2007-08-28T13:05:43</dc:date>
    <meta:print-date>2007-05-10T11:12:11</meta:print-date>
    <dc:language>de-DE</dc:language>
    <meta:editing-cycles>40</meta:editing-cycles>
    <meta:editing-duration>P1DT1H3M3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299" meta:word-count="405" meta:character-count="2303"/>
  </office:meta>
</office:document-meta>
</file>